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3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8.6pt"/>
    </style:style>
    <style:style style:name="co9" style:family="table-column">
      <style:table-column-properties fo:break-before="auto" style:column-width="102.19pt"/>
    </style:style>
    <style:style style:name="co10" style:family="table-column">
      <style:table-column-properties fo:break-before="auto" style:column-width="77.84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33.59pt"/>
    </style:style>
    <style:style style:name="co20" style:family="table-column">
      <style:table-column-properties fo:break-before="auto" style:column-width="218.55pt"/>
    </style:style>
    <style:style style:name="co21" style:family="table-column">
      <style:table-column-properties fo:break-before="auto" style:column-width="273.8pt"/>
    </style:style>
    <style:style style:name="co22" style:family="table-column">
      <style:table-column-properties fo:break-before="auto" style:column-width="166.56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29.99pt"/>
    </style:style>
    <style:style style:name="co25" style:family="table-column">
      <style:table-column-properties fo:break-before="auto" style:column-width="79.99pt"/>
    </style:style>
    <style:style style:name="co26" style:family="table-column">
      <style:table-column-properties fo:break-before="auto" style:column-width="28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ext-properties style:text-position=""/>
      <style:map style:condition="cell-content()=#N/A" style:apply-style-name="Default" style:base-cell-address="'Pokemon Skills'.H2"/>
    </style:style>
    <style:style style:name="ce8" style:family="table-cell" style:parent-style-name="Default">
      <style:table-cell-properties fo:background-color="#ffff00"/>
      <style:text-properties style:text-position=""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style:font-name="Liberation Sans" style:font-name-asian="SimSun" style:font-name-complex="Lucida San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/>
    <style:style style:name="ce16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ce11"/>
        <table:table-column table:style-name="co3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3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effect</text:p>
          </table:table-cell>
          <table:table-cell table:style-name="ce7" office:value-type="string" calcext:value-type="string">
            <text:p>covered</text:p>
          </table:table-cell>
          <table:table-cell table:style-name="ce6" office:value-type="string" calcext:value-type="string">
            <text:p>damageType</text:p>
          </table:table-cell>
          <table:table-cell table:style-name="ce6" office:value-type="string" calcext:value-type="string">
            <text:p>pp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ideas</text:p>
          </table:table-cell>
          <table:table-cell table:style-name="ce6" office:value-type="string" calcext:value-type="string">
            <text:p>damageType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2]&lt;&gt;&quot;&quot;;CONCATENATE(&quot;, range: &quot;;[.J2];&quot;&quot;);&quot;&quot;)">
            <text:p/>
          </table:table-cell>
          <table:table-cell table:style-name="ce12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3]&lt;&gt;&quot;&quot;;CONCATENATE(&quot;, range: &quot;;[.J3];&quot;&quot;);&quot;&quot;)">
            <text:p/>
          </table:table-cell>
          <table:table-cell table:style-name="ce12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4]&lt;&gt;&quot;&quot;;CONCATENATE(&quot;, range: &quot;;[.J4];&quot;&quot;);&quot;&quot;)">
            <text:p/>
          </table:table-cell>
          <table:table-cell table:style-name="ce12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5]&lt;&gt;&quot;&quot;;CONCATENATE(&quot;, range: &quot;;[.J5];&quot;&quot;);&quot;&quot;)">
            <text:p/>
          </table:table-cell>
          <table:table-cell table:style-name="ce12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]&lt;&gt;&quot;&quot;;CONCATENATE(&quot;, range: &quot;;[.J6];&quot;&quot;);&quot;&quot;)">
            <text:p/>
          </table:table-cell>
          <table:table-cell table:style-name="ce12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7]&lt;&gt;&quot;&quot;;CONCATENATE(&quot;, range: &quot;;[.J7];&quot;&quot;);&quot;&quot;)">
            <text:p/>
          </table:table-cell>
          <table:table-cell table:style-name="ce12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8]&lt;&gt;&quot;&quot;;CONCATENATE(&quot;, range: &quot;;[.J8];&quot;&quot;);&quot;&quot;)">
            <text:p/>
          </table:table-cell>
          <table:table-cell table:style-name="ce12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12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0]&lt;&gt;&quot;&quot;;CONCATENATE(&quot;, range: &quot;;[.J10];&quot;&quot;);&quot;&quot;)">
            <text:p/>
          </table:table-cell>
          <table:table-cell table:style-name="ce12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12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2]&lt;&gt;&quot;&quot;;CONCATENATE(&quot;, range: &quot;;[.J12];&quot;&quot;);&quot;&quot;)">
            <text:p/>
          </table:table-cell>
          <table:table-cell table:style-name="ce12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3]&lt;&gt;&quot;&quot;;CONCATENATE(&quot;, range: &quot;;[.J13];&quot;&quot;);&quot;&quot;)">
            <text:p/>
          </table:table-cell>
          <table:table-cell table:style-name="ce12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4]&lt;&gt;&quot;&quot;;CONCATENATE(&quot;, range: &quot;;[.J14];&quot;&quot;);&quot;&quot;)">
            <text:p/>
          </table:table-cell>
          <table:table-cell table:style-name="ce12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5]&lt;&gt;&quot;&quot;;CONCATENATE(&quot;, range: &quot;;[.J15];&quot;&quot;);&quot;&quot;)">
            <text:p/>
          </table:table-cell>
          <table:table-cell table:style-name="ce12" table:formula="of:=IF([.K15]&lt;&gt;&quot;&quot;;CONCATENATE(&quot;, params: &quot;;[.K15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:.Q15])" office:value-type="string" office:string-value="CRABHAMMER: {name: 'Crabhammer', type: Types.WATER, power: 100, accuracy: 90, effect: Effects.DAMAGE, pp: 10, damagetype: 'PHYS', params: {critBoost: 20}}," calcext:value-type="string">
            <text:p>CRABHAMMER: {name: 'Crabhammer', type: Types.WATER, power: 100, accuracy: 90, effect: Effects.DAMAGE, pp: 1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6]&lt;&gt;&quot;&quot;;CONCATENATE(&quot;, range: &quot;;[.J16];&quot;&quot;);&quot;&quot;)">
            <text:p/>
          </table:table-cell>
          <table:table-cell table:style-name="ce12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7]&lt;&gt;&quot;&quot;;CONCATENATE(&quot;, range: &quot;;[.J17];&quot;&quot;);&quot;&quot;)">
            <text:p/>
          </table:table-cell>
          <table:table-cell table:style-name="ce12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8]&lt;&gt;&quot;&quot;;CONCATENATE(&quot;, range: &quot;;[.J18];&quot;&quot;);&quot;&quot;)">
            <text:p/>
          </table:table-cell>
          <table:table-cell table:style-name="ce12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9]&lt;&gt;&quot;&quot;;CONCATENATE(&quot;, range: &quot;;[.J19];&quot;&quot;);&quot;&quot;)">
            <text:p/>
          </table:table-cell>
          <table:table-cell table:style-name="ce12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0]&lt;&gt;&quot;&quot;;CONCATENATE(&quot;, range: &quot;;[.J20];&quot;&quot;);&quot;&quot;)">
            <text:p/>
          </table:table-cell>
          <table:table-cell table:style-name="ce12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1]&lt;&gt;&quot;&quot;;CONCATENATE(&quot;, range: &quot;;[.J21];&quot;&quot;);&quot;&quot;)">
            <text:p/>
          </table:table-cell>
          <table:table-cell table:style-name="ce12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12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12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4]&lt;&gt;&quot;&quot;;CONCATENATE(&quot;, range: &quot;;[.J24];&quot;&quot;);&quot;&quot;)">
            <text:p/>
          </table:table-cell>
          <table:table-cell table:style-name="ce12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5]&lt;&gt;&quot;&quot;;CONCATENATE(&quot;, range: &quot;;[.J25];&quot;&quot;);&quot;&quot;)">
            <text:p/>
          </table:table-cell>
          <table:table-cell table:style-name="ce12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6]&lt;&gt;&quot;&quot;;CONCATENATE(&quot;, range: &quot;;[.J26];&quot;&quot;);&quot;&quot;)">
            <text:p/>
          </table:table-cell>
          <table:table-cell table:style-name="ce12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7]&lt;&gt;&quot;&quot;;CONCATENATE(&quot;, range: &quot;;[.J27];&quot;&quot;);&quot;&quot;)">
            <text:p/>
          </table:table-cell>
          <table:table-cell table:style-name="ce12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8]&lt;&gt;&quot;&quot;;CONCATENATE(&quot;, range: &quot;;[.J28];&quot;&quot;);&quot;&quot;)">
            <text:p/>
          </table:table-cell>
          <table:table-cell table:style-name="ce12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12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0]&lt;&gt;&quot;&quot;;CONCATENATE(&quot;, range: &quot;;[.J30];&quot;&quot;);&quot;&quot;)">
            <text:p/>
          </table:table-cell>
          <table:table-cell table:style-name="ce12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1]&lt;&gt;&quot;&quot;;CONCATENATE(&quot;, range: &quot;;[.J31];&quot;&quot;);&quot;&quot;)">
            <text:p/>
          </table:table-cell>
          <table:table-cell table:style-name="ce12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2]&lt;&gt;&quot;&quot;;CONCATENATE(&quot;, range: &quot;;[.J32];&quot;&quot;);&quot;&quot;)">
            <text:p/>
          </table:table-cell>
          <table:table-cell table:style-name="ce12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12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4]&lt;&gt;&quot;&quot;;CONCATENATE(&quot;, range: &quot;;[.J34];&quot;&quot;);&quot;&quot;)">
            <text:p/>
          </table:table-cell>
          <table:table-cell table:style-name="ce12" table:formula="of:=IF([.K34]&lt;&gt;&quot;&quot;;CONCATENATE(&quot;, params: &quot;;[.K34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4:.Q34])" office:value-type="string" office:string-value="KARATE_CHOP: {name: 'Karate Chop', type: Types.FIGHTING, power: 50, accuracy: 100, effect: Effects.DAMAGE, pp: 25, damagetype: 'PHYS', params: {critBoost: 20}}," calcext:value-type="string">
            <text:p>KARATE_CHOP: {name: 'Karate Chop', type: Types.FIGHTING, power: 50, accuracy: 100, effect: Effects.DAMAGE, pp: 25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5]&lt;&gt;&quot;&quot;;CONCATENATE(&quot;, range: &quot;;[.J35];&quot;&quot;);&quot;&quot;)">
            <text:p/>
          </table:table-cell>
          <table:table-cell table:style-name="ce12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6]&lt;&gt;&quot;&quot;;CONCATENATE(&quot;, range: &quot;;[.J36];&quot;&quot;);&quot;&quot;)">
            <text:p/>
          </table:table-cell>
          <table:table-cell table:style-name="ce12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7]&lt;&gt;&quot;&quot;;CONCATENATE(&quot;, range: &quot;;[.J37];&quot;&quot;);&quot;&quot;)">
            <text:p/>
          </table:table-cell>
          <table:table-cell table:style-name="ce12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8]&lt;&gt;&quot;&quot;;CONCATENATE(&quot;, range: &quot;;[.J38];&quot;&quot;);&quot;&quot;)">
            <text:p/>
          </table:table-cell>
          <table:table-cell table:style-name="ce12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39]&lt;&gt;&quot;&quot;;CONCATENATE(&quot;, range: &quot;;[.J39];&quot;&quot;);&quot;&quot;)">
            <text:p/>
          </table:table-cell>
          <table:table-cell table:style-name="ce12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0]&lt;&gt;&quot;&quot;;CONCATENATE(&quot;, range: &quot;;[.J40];&quot;&quot;);&quot;&quot;)">
            <text:p/>
          </table:table-cell>
          <table:table-cell table:style-name="ce12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1]&lt;&gt;&quot;&quot;;CONCATENATE(&quot;, range: &quot;;[.J41];&quot;&quot;);&quot;&quot;)">
            <text:p/>
          </table:table-cell>
          <table:table-cell table:style-name="ce12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12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12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4]&lt;&gt;&quot;&quot;;CONCATENATE(&quot;, range: &quot;;[.J44];&quot;&quot;);&quot;&quot;)">
            <text:p/>
          </table:table-cell>
          <table:table-cell table:style-name="ce12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12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6]&lt;&gt;&quot;&quot;;CONCATENATE(&quot;, range: &quot;;[.J46];&quot;&quot;);&quot;&quot;)">
            <text:p/>
          </table:table-cell>
          <table:table-cell table:style-name="ce12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20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12" table:formula="of:=IF([.K47]&lt;&gt;&quot;&quot;;CONCATENATE(&quot;, params: &quot;;[.K47];&quot;&quot;);&quot;, params: {}&quot;)" office:value-type="string" office:string-value=", params: {critBoost: 20, splashRange: 2}" calcext:value-type="string">
            <text:p>, params: {critBoost: 20, splashRange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7:.Q47])" office:value-type="string" office:string-value="RAZOR_LEAF: {name: 'Razor Leaf', type: Types.GRASS, power: 55, accuracy: 95, effect: Effects.DAMAGE, pp: 25, damagetype: 'PHYS', range: 3, params: {critBoost: 20, splashRange: 2}}," calcext:value-type="string">
            <text:p>RAZOR_LEAF: {name: 'Razor Leaf', type: Types.GRASS, power: 55, accuracy: 95, effect: Effects.DAMAGE, pp: 25, damagetype: 'PHYS', range: 3, params: {critBoost: 20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12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12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12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1]&lt;&gt;&quot;&quot;;CONCATENATE(&quot;, range: &quot;;[.J51];&quot;&quot;);&quot;&quot;)">
            <text:p/>
          </table:table-cell>
          <table:table-cell table:style-name="ce12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2]&lt;&gt;&quot;&quot;;CONCATENATE(&quot;, range: &quot;;[.J52];&quot;&quot;);&quot;&quot;)">
            <text:p/>
          </table:table-cell>
          <table:table-cell table:style-name="ce12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3]&lt;&gt;&quot;&quot;;CONCATENATE(&quot;, range: &quot;;[.J53];&quot;&quot;);&quot;&quot;)">
            <text:p/>
          </table:table-cell>
          <table:table-cell table:style-name="ce12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4]&lt;&gt;&quot;&quot;;CONCATENATE(&quot;, range: &quot;;[.J54];&quot;&quot;);&quot;&quot;)">
            <text:p/>
          </table:table-cell>
          <table:table-cell table:style-name="ce12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12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6]&lt;&gt;&quot;&quot;;CONCATENATE(&quot;, range: &quot;;[.J56];&quot;&quot;);&quot;&quot;)">
            <text:p/>
          </table:table-cell>
          <table:table-cell table:style-name="ce12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7]&lt;&gt;&quot;&quot;;CONCATENATE(&quot;, range: &quot;;[.J57];&quot;&quot;);&quot;&quot;)">
            <text:p/>
          </table:table-cell>
          <table:table-cell table:style-name="ce12" table:formula="of:=IF([.K57]&lt;&gt;&quot;&quot;;CONCATENATE(&quot;, params: &quot;;[.K57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7:.Q57])" office:value-type="string" office:string-value="SLASH: {name: 'Slash', type: Types.NORMAL, power: 70, accuracy: 100, effect: Effects.DAMAGE, pp: 20, damagetype: 'PHYS', params: {critBoost: 20}}," calcext:value-type="string">
            <text:p>SLASH: {name: 'Slash', type: Types.NORMAL, power: 70, accuracy: 100, effect: Effects.DAMAGE, pp: 2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12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59]&lt;&gt;&quot;&quot;;CONCATENATE(&quot;, range: &quot;;[.J59];&quot;&quot;);&quot;&quot;)">
            <text:p/>
          </table:table-cell>
          <table:table-cell table:style-name="ce12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0]&lt;&gt;&quot;&quot;;CONCATENATE(&quot;, range: &quot;;[.J60];&quot;&quot;);&quot;&quot;)">
            <text:p/>
          </table:table-cell>
          <table:table-cell table:style-name="ce12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1]&lt;&gt;&quot;&quot;;CONCATENATE(&quot;, range: &quot;;[.J61];&quot;&quot;);&quot;&quot;)">
            <text:p/>
          </table:table-cell>
          <table:table-cell table:style-name="ce12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2]&lt;&gt;&quot;&quot;;CONCATENATE(&quot;, range: &quot;;[.J62];&quot;&quot;);&quot;&quot;)">
            <text:p/>
          </table:table-cell>
          <table:table-cell table:style-name="ce12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3]&lt;&gt;&quot;&quot;;CONCATENATE(&quot;, range: &quot;;[.J63];&quot;&quot;);&quot;&quot;)">
            <text:p/>
          </table:table-cell>
          <table:table-cell table:style-name="ce12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4]&lt;&gt;&quot;&quot;;CONCATENATE(&quot;, range: &quot;;[.J64];&quot;&quot;);&quot;&quot;)">
            <text:p/>
          </table:table-cell>
          <table:table-cell table:style-name="ce12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5]&lt;&gt;&quot;&quot;;CONCATENATE(&quot;, range: &quot;;[.J65];&quot;&quot;);&quot;&quot;)">
            <text:p/>
          </table:table-cell>
          <table:table-cell table:style-name="ce12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6]&lt;&gt;&quot;&quot;;CONCATENATE(&quot;, range: &quot;;[.J66];&quot;&quot;);&quot;&quot;)">
            <text:p/>
          </table:table-cell>
          <table:table-cell table:style-name="ce12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7]&lt;&gt;&quot;&quot;;CONCATENATE(&quot;, range: &quot;;[.J67];&quot;&quot;);&quot;&quot;)">
            <text:p/>
          </table:table-cell>
          <table:table-cell table:style-name="ce12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8]&lt;&gt;&quot;&quot;;CONCATENATE(&quot;, range: &quot;;[.J68];&quot;&quot;);&quot;&quot;)">
            <text:p/>
          </table:table-cell>
          <table:table-cell table:style-name="ce12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69]&lt;&gt;&quot;&quot;;CONCATENATE(&quot;, range: &quot;;[.J69];&quot;&quot;);&quot;&quot;)">
            <text:p/>
          </table:table-cell>
          <table:table-cell table:style-name="ce12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70]&lt;&gt;&quot;&quot;;CONCATENATE(&quot;, range: &quot;;[.J70];&quot;&quot;);&quot;&quot;)">
            <text:p/>
          </table:table-cell>
          <table:table-cell table:style-name="ce12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71]&lt;&gt;&quot;&quot;;CONCATENATE(&quot;, range: &quot;;[.J71];&quot;&quot;);&quot;&quot;)">
            <text:p/>
          </table:table-cell>
          <table:table-cell table:style-name="ce12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72]&lt;&gt;&quot;&quot;;CONCATENATE(&quot;, range: &quot;;[.J72];&quot;&quot;);&quot;&quot;)">
            <text:p/>
          </table:table-cell>
          <table:table-cell table:style-name="ce12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73]&lt;&gt;&quot;&quot;;CONCATENATE(&quot;, range: &quot;;[.J73];&quot;&quot;);&quot;&quot;)">
            <text:p/>
          </table:table-cell>
          <table:table-cell table:style-name="ce12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4]&lt;&gt;&quot;&quot;;CONCATENATE(&quot;, range: &quot;;[.J74];&quot;&quot;);&quot;&quot;)">
            <text:p/>
          </table:table-cell>
          <table:table-cell table:style-name="ce12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12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12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12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12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12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0]&lt;&gt;&quot;&quot;;CONCATENATE(&quot;, range: &quot;;[.J80];&quot;&quot;);&quot;&quot;)">
            <text:p/>
          </table:table-cell>
          <table:table-cell table:style-name="ce12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12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12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12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12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12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12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12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12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12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12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12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2]&lt;&gt;&quot;&quot;;CONCATENATE(&quot;, range: &quot;;[.J92];&quot;&quot;);&quot;&quot;)">
            <text:p/>
          </table:table-cell>
          <table:table-cell table:style-name="ce12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3]&lt;&gt;&quot;&quot;;CONCATENATE(&quot;, range: &quot;;[.J93];&quot;&quot;);&quot;&quot;)">
            <text:p/>
          </table:table-cell>
          <table:table-cell table:style-name="ce12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12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12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12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20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12" table:formula="of:=IF([.K97]&lt;&gt;&quot;&quot;;CONCATENATE(&quot;, params: &quot;;[.K97];&quot;&quot;);&quot;, params: {}&quot;)" office:value-type="string" office:string-value=", params: {critBoost: 20, buildUpTurns: 1}" calcext:value-type="string">
            <text:p>, params: {critBoost: 20, buildUpTurn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7:.Q97])" office:value-type="string" office:string-value="RAZOR_WIND: {name: 'Razor Wind', type: Types.NORMAL, power: 80, accuracy: 100, effect: Effects.DAMAGE, pp: 10, damagetype: 'SPEC', range: 2, params: {critBoost: 20, buildUpTurns: 1}}," calcext:value-type="string">
            <text:p>RAZOR_WIND: {name: 'Razor Wind', type: Types.NORMAL, power: 80, accuracy: 100, effect: Effects.DAMAGE, pp: 10, damagetype: 'SPEC', range: 2, params: {critBoost: 20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12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12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12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12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2]&lt;&gt;&quot;&quot;;CONCATENATE(&quot;, range: &quot;;[.J102];&quot;&quot;);&quot;&quot;)">
            <text:p/>
          </table:table-cell>
          <table:table-cell table:style-name="ce12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3]&lt;&gt;&quot;&quot;;CONCATENATE(&quot;, range: &quot;;[.J103];&quot;&quot;);&quot;&quot;)">
            <text:p/>
          </table:table-cell>
          <table:table-cell table:style-name="ce12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12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12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12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7]&lt;&gt;&quot;&quot;;CONCATENATE(&quot;, range: &quot;;[.J107];&quot;&quot;);&quot;&quot;)">
            <text:p/>
          </table:table-cell>
          <table:table-cell table:style-name="ce12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08]&lt;&gt;&quot;&quot;;CONCATENATE(&quot;, range: &quot;;[.J108];&quot;&quot;);&quot;&quot;)">
            <text:p/>
          </table:table-cell>
          <table:table-cell table:style-name="ce12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09]&lt;&gt;&quot;&quot;;CONCATENATE(&quot;, range: &quot;;[.J109];&quot;&quot;);&quot;&quot;)">
            <text:p/>
          </table:table-cell>
          <table:table-cell table:style-name="ce12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10]&lt;&gt;&quot;&quot;;CONCATENATE(&quot;, range: &quot;;[.J110];&quot;&quot;);&quot;&quot;)">
            <text:p/>
          </table:table-cell>
          <table:table-cell table:style-name="ce12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1]&lt;&gt;&quot;&quot;;CONCATENATE(&quot;, range: &quot;;[.J111];&quot;&quot;);&quot;&quot;)">
            <text:p/>
          </table:table-cell>
          <table:table-cell table:style-name="ce12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12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12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12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12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12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12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12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12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12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12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12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12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12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12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26]&lt;&gt;&quot;&quot;;CONCATENATE(&quot;, range: &quot;;[.J126];&quot;&quot;);&quot;&quot;)">
            <text:p/>
          </table:table-cell>
          <table:table-cell table:style-name="ce12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27]&lt;&gt;&quot;&quot;;CONCATENATE(&quot;, range: &quot;;[.J127];&quot;&quot;);&quot;&quot;)">
            <text:p/>
          </table:table-cell>
          <table:table-cell table:style-name="ce12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28]&lt;&gt;&quot;&quot;;CONCATENATE(&quot;, range: &quot;;[.J128];&quot;&quot;);&quot;&quot;)">
            <text:p/>
          </table:table-cell>
          <table:table-cell table:style-name="ce12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12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12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12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12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12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12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12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12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12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38]&lt;&gt;&quot;&quot;;CONCATENATE(&quot;, range: &quot;;[.J138];&quot;&quot;);&quot;&quot;)">
            <text:p/>
          </table:table-cell>
          <table:table-cell table:style-name="ce12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12" table:formula="of:=IF([.J139]&lt;&gt;&quot;&quot;;CONCATENATE(&quot;, range: &quot;;[.J139];&quot;&quot;);&quot;&quot;)">
            <text:p/>
          </table:table-cell>
          <table:table-cell table:style-name="ce12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0]&lt;&gt;&quot;&quot;;CONCATENATE(&quot;, range: &quot;;[.J140];&quot;&quot;);&quot;&quot;)">
            <text:p/>
          </table:table-cell>
          <table:table-cell table:style-name="ce12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1]&lt;&gt;&quot;&quot;;CONCATENATE(&quot;, range: &quot;;[.J141];&quot;&quot;);&quot;&quot;)">
            <text:p/>
          </table:table-cell>
          <table:table-cell table:style-name="ce12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2]&lt;&gt;&quot;&quot;;CONCATENATE(&quot;, range: &quot;;[.J142];&quot;&quot;);&quot;&quot;)">
            <text:p/>
          </table:table-cell>
          <table:table-cell table:style-name="ce12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3]&lt;&gt;&quot;&quot;;CONCATENATE(&quot;, range: &quot;;[.J143];&quot;&quot;);&quot;&quot;)">
            <text:p/>
          </table:table-cell>
          <table:table-cell table:style-name="ce12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4]&lt;&gt;&quot;&quot;;CONCATENATE(&quot;, range: &quot;;[.J144];&quot;&quot;);&quot;&quot;)">
            <text:p/>
          </table:table-cell>
          <table:table-cell table:style-name="ce12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CRITICAL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RAISE_STAT, pp: 30" calcext:value-type="string">
            <text:p>FOCUS_ENERGY: {name: 'Focus Energy', type: Types.NORMAL, power: 0, accuracy: 0, effect: Effects.RAISE_STAT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5]&lt;&gt;&quot;&quot;;CONCATENATE(&quot;, range: &quot;;[.J145];&quot;&quot;);&quot;&quot;)">
            <text:p/>
          </table:table-cell>
          <table:table-cell table:style-name="ce12" table:formula="of:=IF([.K145]&lt;&gt;&quot;&quot;;CONCATENATE(&quot;, params: &quot;;[.K145];&quot;&quot;);&quot;, params: {}&quot;)" office:value-type="string" office:string-value=", params: {stat: &quot;CRITICAL&quot;}" calcext:value-type="string">
            <text:p>, params: {stat: "CRITICAL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5:.Q145])" office:value-type="string" office:string-value="FOCUS_ENERGY: {name: 'Focus Energy', type: Types.NORMAL, power: 0, accuracy: 0, effect: Effects.RAISE_STAT, pp: 30, damagetype: 'STAT', params: {stat: &quot;CRITICAL&quot;}}," calcext:value-type="string">
            <text:p>FOCUS_ENERGY: {name: 'Focus Energy', type: Types.NORMAL, power: 0, accuracy: 0, effect: Effects.RAISE_STAT, pp: 30, damagetype: 'STAT', params: {stat: "CRITICAL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6]&lt;&gt;&quot;&quot;;CONCATENATE(&quot;, range: &quot;;[.J146];&quot;&quot;);&quot;&quot;)">
            <text:p/>
          </table:table-cell>
          <table:table-cell table:style-name="ce12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7]&lt;&gt;&quot;&quot;;CONCATENATE(&quot;, range: &quot;;[.J147];&quot;&quot;);&quot;&quot;)">
            <text:p/>
          </table:table-cell>
          <table:table-cell table:style-name="ce12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8]&lt;&gt;&quot;&quot;;CONCATENATE(&quot;, range: &quot;;[.J148];&quot;&quot;);&quot;&quot;)">
            <text:p/>
          </table:table-cell>
          <table:table-cell table:style-name="ce12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49]&lt;&gt;&quot;&quot;;CONCATENATE(&quot;, range: &quot;;[.J149];&quot;&quot;);&quot;&quot;)">
            <text:p/>
          </table:table-cell>
          <table:table-cell table:style-name="ce12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0]&lt;&gt;&quot;&quot;;CONCATENATE(&quot;, range: &quot;;[.J150];&quot;&quot;);&quot;&quot;)">
            <text:p/>
          </table:table-cell>
          <table:table-cell table:style-name="ce12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1]&lt;&gt;&quot;&quot;;CONCATENATE(&quot;, range: &quot;;[.J151];&quot;&quot;);&quot;&quot;)">
            <text:p/>
          </table:table-cell>
          <table:table-cell table:style-name="ce12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2]&lt;&gt;&quot;&quot;;CONCATENATE(&quot;, range: &quot;;[.J152];&quot;&quot;);&quot;&quot;)">
            <text:p/>
          </table:table-cell>
          <table:table-cell table:style-name="ce12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3]&lt;&gt;&quot;&quot;;CONCATENATE(&quot;, range: &quot;;[.J153];&quot;&quot;);&quot;&quot;)">
            <text:p/>
          </table:table-cell>
          <table:table-cell table:style-name="ce12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4]&lt;&gt;&quot;&quot;;CONCATENATE(&quot;, range: &quot;;[.J154];&quot;&quot;);&quot;&quot;)">
            <text:p/>
          </table:table-cell>
          <table:table-cell table:style-name="ce12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5]&lt;&gt;&quot;&quot;;CONCATENATE(&quot;, range: &quot;;[.J155];&quot;&quot;);&quot;&quot;)">
            <text:p/>
          </table:table-cell>
          <table:table-cell table:style-name="ce12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6]&lt;&gt;&quot;&quot;;CONCATENATE(&quot;, range: &quot;;[.J156];&quot;&quot;);&quot;&quot;)">
            <text:p/>
          </table:table-cell>
          <table:table-cell table:style-name="ce12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57]&lt;&gt;&quot;&quot;;CONCATENATE(&quot;, range: &quot;;[.J157];&quot;&quot;);&quot;&quot;)">
            <text:p/>
          </table:table-cell>
          <table:table-cell table:style-name="ce12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58]&lt;&gt;&quot;&quot;;CONCATENATE(&quot;, range: &quot;;[.J158];&quot;&quot;);&quot;&quot;)">
            <text:p/>
          </table:table-cell>
          <table:table-cell table:style-name="ce12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12" table:formula="of:=IF([.J159]&lt;&gt;&quot;&quot;;CONCATENATE(&quot;, range: &quot;;[.J159];&quot;&quot;);&quot;&quot;)">
            <text:p/>
          </table:table-cell>
          <table:table-cell table:style-name="ce12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0]&lt;&gt;&quot;&quot;;CONCATENATE(&quot;, range: &quot;;[.J160];&quot;&quot;);&quot;&quot;)">
            <text:p/>
          </table:table-cell>
          <table:table-cell table:style-name="ce12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1]&lt;&gt;&quot;&quot;;CONCATENATE(&quot;, range: &quot;;[.J161];&quot;&quot;);&quot;&quot;)">
            <text:p/>
          </table:table-cell>
          <table:table-cell table:style-name="ce12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2]&lt;&gt;&quot;&quot;;CONCATENATE(&quot;, range: &quot;;[.J162];&quot;&quot;);&quot;&quot;)">
            <text:p/>
          </table:table-cell>
          <table:table-cell table:style-name="ce12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3]&lt;&gt;&quot;&quot;;CONCATENATE(&quot;, range: &quot;;[.J163];&quot;&quot;);&quot;&quot;)">
            <text:p/>
          </table:table-cell>
          <table:table-cell table:style-name="ce12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4]&lt;&gt;&quot;&quot;;CONCATENATE(&quot;, range: &quot;;[.J164];&quot;&quot;);&quot;&quot;)">
            <text:p/>
          </table:table-cell>
          <table:table-cell table:style-name="ce12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5]&lt;&gt;&quot;&quot;;CONCATENATE(&quot;, range: &quot;;[.J165];&quot;&quot;);&quot;&quot;)">
            <text:p/>
          </table:table-cell>
          <table:table-cell table:style-name="ce12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12" table:formula="of:=IF([.J166]&lt;&gt;&quot;&quot;;CONCATENATE(&quot;, range: &quot;;[.J166];&quot;&quot;);&quot;&quot;)">
            <text:p/>
          </table:table-cell>
          <table:table-cell table:style-name="ce12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3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 table:number-rows-repeated="104840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24" table:default-cell-style-name="ce11"/>
        <table:table-column table:style-name="co25" table:default-cell-style-name="Default"/>
        <table:table-column table:style-name="co3" table:default-cell-style-name="Default"/>
        <table:table-column table:style-name="co3" table:number-columns-repeated="16" table:default-cell-style-name="ce11"/>
        <table:table-column table:style-name="co3" table:default-cell-style-name="Default"/>
        <table:table-column table:style-name="co3" table:default-cell-style-name="ce11"/>
        <table:table-column table:style-name="co2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GRASS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13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15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GRASS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13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15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GRASS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13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15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IRE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13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15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IRE</text:p>
          </table:table-cell>
          <table:table-cell table:style-name="ce14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13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15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FIRE</text:p>
          </table:table-cell>
          <table:table-cell table:style-name="ce14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13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15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WATER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13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15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WATER</text:p>
          </table:table-cell>
          <table:table-cell table:style-name="ce14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13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15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WATER</text:p>
          </table:table-cell>
          <table:table-cell table:style-name="ce14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13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15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13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15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13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15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4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13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15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13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15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13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15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14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13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15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13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15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13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15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13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15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13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15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13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15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13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15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13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15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13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15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13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15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13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15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13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15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13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15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13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15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13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15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13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15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13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15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13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15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13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15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13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15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13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15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13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15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13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15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13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15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13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15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13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15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13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15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13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15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13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15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13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15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13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15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13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15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13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15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13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15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13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15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13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15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13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15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13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15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13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15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13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15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13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15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13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15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13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15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13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15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13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15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13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15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13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15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13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15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13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15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13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15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13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15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13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15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13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15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13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15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13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15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13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15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13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15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13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15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13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15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13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15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13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15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13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15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13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15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13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15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13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15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13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15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13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15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13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15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13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15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13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15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13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15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13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15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13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15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13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15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13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15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13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15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13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15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13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15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13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15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13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15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13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15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13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15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13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15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13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15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13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15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13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15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13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15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13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15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13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15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13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15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13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15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13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15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13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15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13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15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13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15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13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15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13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15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13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15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13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15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13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15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13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15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13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15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13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15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13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15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13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15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13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15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13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15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13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15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13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15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13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15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13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15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13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15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13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15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13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15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13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15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13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15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13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15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13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15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13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15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13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15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13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15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13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15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13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15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13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15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13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15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13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15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13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15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13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15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13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15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13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15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13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15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13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15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13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15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13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15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13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15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13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15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14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13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15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2:48:02.063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3T22:51:49.141969000</dc:date>
    <meta:editing-duration>P1DT7H15M29S</meta:editing-duration>
    <meta:editing-cycles>54</meta:editing-cycles>
    <meta:generator>LibreOffice/5.2.3.3$MacOSX_X86_64 LibreOffice_project/d54a8868f08a7b39642414cf2c8ef2f228f780cf</meta:generator>
    <meta:document-statistic meta:table-count="5" meta:cell-count="12327" meta:object-count="0"/>
    <meta:user-defined meta:name=""/>
  </office:meta>
</office:document-meta>
</file>